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s:</text:p>
      <text:p text:style-name="P1"/>
      <text:p text:style-name="P1">TRAP-Gen (Transactional-level Automatic Processor Generator)</text:p>
      <text:p text:style-name="P1"/>
      <text:p text:style-name="P1">Features:</text:p>
      <text:p text:style-name="P1"/>
      <text:p text:style-name="P1">-- One description for both cycle accurate and functional</text:p>
      <text:p text:style-name="P1">-- Provide all info for retargeting both binutils and gcc </text:p>
      <text:p text:style-name="P1">-- Ability to run also on 32 and 64 bit machines, both little endian or big endian</text:p>
      <text:p text:style-name="P1">-- Native execution under windows (we might loose the retargeting capabilities in that environment though ...)</text:p>
      <text:p text:style-name="P1">-- Build System based on waf (just for linux, for windows I would directly use visual studio)</text:p>
      <text:p text:style-name="P1">-- Intensive usage of SystemC (use systemc types for registers etc... not native integer types): try to issue warning to the user in case he uses normal types in the instruction behavior.</text:p>
      <text:p text:style-name="P1">-- Integration with ReSP (though it should also be able to run standalone)</text:p>
      <text:p text:style-name="P1">-- OS emulation (base on the tricks we are developing now)</text:p>
      <text:p text:style-name="P1">-- GDB integration (without timing capabilities if standalone)</text:p>
      <text:p text:style-name="P1">-- Profiler (the same which is in ReSP)</text:p>
      <text:p text:style-name="P1">-- Interrupts both with TLM ports or signals</text:p>
      <text:p text:style-name="P1">-- Support for latest TLM standard</text:p>
      <text:p text:style-name="P1">-- Possibility of executing in just one delta cycle (wait(SC_ZERO)) for functional simulator (goes really fast, useful in case the simulator is standalone and not connected to anything else)</text:p>
      <text:p text:style-name="P1">-- Use two TLM ports, one for data requests and the other for instruction requests (this way it is possible to model harward architectures)</text:p>
      <text:p text:style-name="P1">-- Test suites are required (using boost.test): first we build the test and the class using the test...</text:p>
      <text:p text:style-name="P1">-- Modular structure: boot loader, profiler, GDB server are external tools: we still provide them, but it should be easy to replace them with the ones included in ReSP</text:p>
      <text:p text:style-name="P1">-- Use the decoding cache (but this must be transparent to the processor behavior and to the rest of the system); instead of using the address as index of the cache, we could use the machine code of the instruction (there should be more hits in the cache ...)</text:p>
      <text:p text:style-name="P1">-- We must easily support interfaces for coprocessors</text:p>
      <text:p text:style-name="P1">-- Documentation: in the instruction description provide an optional DOCUMENTATION directive, similar to what done in LISA</text:p>
      <text:p text:style-name="P1">-- Include a version directive.</text:p>
      <text:p text:style-name="P1">-- Think well about endianess: should we work with the processor model endianess or with the host one? How can operations be described in order to remain valid whatever host we use? (host endianess with conversion happening in the TLM port)</text:p>
      <text:p text:style-name="P1">-- Pipelines: possibility of running at different clock frequencies.</text:p>
      <text:p text:style-name="P1">-- Pipeline registers: there might be different registers among the different pipeline stages; these registers are necessarily clocked!</text:p>
      <text:p text:style-name="P1"/>
      <text:p text:style-name="P1"/>
      <text:p text:style-name="P1">Implementation Details:</text:p>
      <text:p text:style-name="P1"/>
      <text:p text:style-name="P1">-- 2 main files: architecture description (it might also contain the correspondence among the real architecture and the model), ISA list and behavior.</text:p>
      <text:p text:style-name="P1">-- Try to limit as much as possible the use of templates (they make the code less readable and increase compilation time).</text:p>
      <text:p text:style-name="P1">-- It should be possible to stall the pipeline for a specified amount of cycles; When a stage is stalled, <text:soft-page-break/>also all the preceding ones are (this is probably just valid for an in order single issue processor)?</text:p>
      <text:p text:style-name="P1">-- Factorization of instruction behaviors: generic, format and instruction is not enough, it would be nice also to be able to specify pseudo-instructions (behavior of an instruction in term of another one). We might explore also other ways of specifying behaviors (as nML, only through composition for example)</text:p>
      <text:p text:style-name="P1">-- Even tough there is the decoding cache, it is important to have an efficient machine code decoder (USE MALIK'S PAPER)</text:p>
      <text:p text:style-name="P1">-- Allow people to either specify TLM ports or an internal memory (depending on a parameter at processor creation time). The boot loader will be included in the processor code only if the internal memory is used.</text:p>
      <text:p text:style-name="P1">-- There are 4 special operations: begin, end (executed at the beginning and end of simulation) and instr_beg, instr_end, executed at the beginning and end of each instruction (if they are not empty, otherwise they are not called)</text:p>
      <text:p text:style-name="P1">-- Specify somehow the relation between the fetch address and the register holding the PC (also stack pointer, link register etc...): this way we only update the PC and the fetch address is updated consequently; processor initialization is done after creation (id and entry point). Think about special identifiers which hold important values such as ENTRY_POINT, MEM_LIMIT etc .... they can be used inside the operation description. We might manually initialize these values, or simply pass the executable to the processor which will extract the info automatically (we can think of both, the former being a special case, the latter the usual one...). Note also that between the current PC and the fetch address there might be an offset...</text:p>
      <text:p text:style-name="P1">-- Clocked resources: do we need to consider them?we can have two versions of them, or enable clocking just in the cycle accurate models?can they be useful when modeling pipelines or VLIW? Clocked resources are such that the assignments are applied at the end of the clock cycle. <text:s/>LISA also introduces signals, which are like registers, but not clocked, any modification is immediately visible; but they get reset at the end of the clock cycle. We do not want RTL generation, so do we need all this?</text:p>
      <text:p text:style-name="P1">-- Issue warnings in case C style functions (printf, scanf etc..) are used in the behavior description.</text:p>
      <text:p text:style-name="P1">-- In order to specify relations between registers and special elements like PC, SP, LR, it might be useful to specify the processor ABI: this is necessary for the system calls. Lets specify it in a way that it can be also used for processor retargeting.</text:p>
      <text:p text:style-name="P1">-- The cycle accurate and functional version of the same CPU has to share the same common subtype in their class hierarchy. We generate all of them together and also the cycle approximate</text:p>
      <text:p text:style-name="P1">-- Define alias not just for instructions (pseudo-instruction) but also for CPU resources (EX. The memory mapped register used to read the CPU id might be an alias for an internal CPU register). These addresses could be made configurable at runtime.</text:p>
      <text:p text:style-name="P1">-- Registers among pipeline stages and in general (program counter etc..) should be clocked: this way disregarding from the order in which the different pipeline stages execute, if either they read or write, the result is the same.</text:p>
      <text:p text:style-name="P1">-- Specify the instruction set in terms of groups, subgroups etc....(see page 89 of LISA LRM) more than using just format and instruction. We can also add instructions to custom groups and the specify the behavior for the groups</text:p>
      <text:p text:style-name="P1">-- In addition to vliw think also at variable length instructions (page 92): this impacts more the decoder than everything else (but what about the instruction loading??)</text:p>
      <text:p text:style-name="P1">-- In addition to pipeline stalls and flush, we must provide the possibility of annulling the current instruction: this is equivalent to a flush, but with the addition that if we are in the middle of the execution of an instruction, the execution of the instruction itself is halted. Should we actually make it the default behavior of the flush (so if we flush the current stage we also block the behavior of the current instruction and we do not execute it until the end)?</text:p>
      <text:p text:style-name="P1">-- Cycle accurate: two logical phases: execution and register update, as in normal pipelines so... <text:soft-page-break/>registers in cycle accurate models HAVE to be timed. Actually, to maintain coherency we can also make registers in a functional model timed</text:p>
      <text:p text:style-name="P1">-- Provide both the possibility of flushing/stalling etc. a single stage or the whole pipeline. In case of stall of a single stage, do we have to automatically stall also the preceding ones??Regarding the following ones, shell we insert a NOP, so that they do not execute anything?</text:p>
      <text:p text:style-name="P1">-- Possibility of stalling on events instead than simply for a definite number of cycles</text:p>
      <text:p text:style-name="P1">-- Find a way of being able to reset simulation (like a reset operation ....)</text:p>
      <text:p text:style-name="P1">-- Instead of manually having to check for interrupts at the beginning of each operation (clock cycle) we could simplify this and perform it automatically....</text:p>
      <text:p text:style-name="P1">-- Interrupts: they can both be edge triggered or level triggered: for the level triggered we behave as normal, but for the edge triggered ones .... (we can reset the line call as soon as the processor sees it, even though the IRQs are disabled?)</text:p>
      <text:p text:style-name="P1">-- A hash map can be better for the decoding cache with respect to a normal map? We should also give a look to the google dense map</text:p>
      <text:p text:style-name="P1">-- Consider the fact that it is possible that multiple stalls occur in the pipeline: two different stages want to stall the pipeline at the same time: I think that the second call stalls simply add to the stall time of the first call for the common stages: this means that every stage is stalled separately.</text:p>
      <text:p text:style-name="P1">-- It can be interesting to use other interfaces together with interrupts and memory ports. This interfaces can either be TLM ports of normal systemc signals: these interfaces can, for example, help in the connection with a watchdog ...</text:p>
      <text:p text:style-name="P1">-- VLIW: we can launch the instructions of a word one just after the other: in a functional it is not a problem, in the sense that these instructions are executed as if they were consecutive. In a cycle accurate we have more instruction together in the same stage of the pipeline, and we need to make sure that these instructions which can run in parallel are not affected by class variables, that they do not know of each other .... → we have to consider the pipeline issue width for this</text:p>
      <text:p text:style-name="P1">-- Create a mechanisms to only expose (to the compiler, debugger etc...) the true architectural registers even though there are more. Actually we could also find a mechanisms to have just the true registers, to access them: in most architectures there are different SP, PC etc depending on the current processor mode: this is done, in hardware through a mux: can we find a similar way of doing this without the need to introduce additional fake registers?</text:p>
      <text:p text:style-name="P1">-- If we need to create a compiler some additional information has to be provided: ABI, size of primitive types. Other info, such as the latency of the instructions and the hazards can be inferred from the processor description. Note that the ABI is also useful for </text:p>
      <text:p text:style-name="P1">-- It is not necessarily true that there is a one to one correspondence between instructions and Assembly instructions: assembly instructions might trigger aggregates of instructions. This is different from normal VLIW were we just have normal simple instructions one next to the other. Actually the compiler composes the VLIW not by simply putting the coding of the single instructions one close to the other, but by mixing and post-processing them. So, lets say that rules on how an instruction word is composed from the coding of each single instruction must be given.</text:p>
      <text:p text:style-name="P1">-- In order both to help the compiler and to make the code clearer, the instruction coding must clearly specify which are the instruction identifiers, which the immediate, which the parts referring to registers and how the bit string maps to the register bank, memory addresses, offsets with respect to current PC ...</text:p>
      <text:p text:style-name="P1">-- For each instruction, in addition to the coding, it might be interesting to specify the mnemonic (for the assembler) and the behavior (for gcc retargeting) ...</text:p>
      <text:p text:style-name="P1">-- Lets use SC_REPORT for reporting exceptions, errors, warnings ; the behavior can be customized using the sc_report_handler class</text:p>
      <text:p text:style-name="P1">-- systemc datatypes are really important, but using them has a really high overhead. So we should try to use standard types when possible. So shall we use some kind of macros to switch between systemc <text:soft-page-break/>data types and normal types when needed, check them at configuration time or something like this.</text:p>
      <text:p text:style-name="P1">-- ENDIANESS: internally (also registers etc..) the processor is modelled with the same endianess of the host machine. Then, the TLM interfaces can turn this endianess in case the host and the modeled processor and different: this way internal operations are fast and communication with the rest of the world is seen anyway in a right way.</text:p>
      <text:p text:style-name="P1">-- SC_ZERO_OR_MORE_BOUND can be used to avoid having to bind all the interfaces</text:p>
      <text:p text:style-name="P1">-- VCD tracing can be used to trace the values of the registers in debugging mode</text:p>
      <text:p text:style-name="P1">-- For debugging purposes it might be interesting to print the count of delta cycles with sc_delta_count(): the less we use the faster we go</text:p>
      <text:p text:style-name="P1">-- Lets use namespaces for isolating our library</text:p>
      <text:p text:style-name="P1">-- Delay slots (the sparc has them for example): we always fetch and execute the instruction after a branch → the branch is not executed immediately. There are also load delay slots.</text:p>
      <text:p text:style-name="P1">-- Pipeline registers: what registers can be categorized as pipeline registers? How does register bypassing exactly works? What are the registers which can be bypasses (just copies of the regfile, something else? ...) → I decided to keep copies of the input and output registers used by the current instruction in the pipeline stage in which the instruction is currently located.</text:p>
      <text:p text:style-name="P1">-- The memory interface should give the possibility of also locking the bus</text:p>
      <text:p text:style-name="P1">-- Think about producing code for <text:bookmark text:name="WelcometoSystemCASStracpage"/>s<text:span text:style-name="Strong_20_Emphasis"><text:span text:style-name="T1">ystemCASS (fast systemc kernel already used by soclib)</text:span></text:span></text:p>
      <text:p text:style-name="P1"><text:span text:style-name="Strong_20_Emphasis"><text:span text:style-name="T1">-- Branch prediction: how do we procede? I would say that nothing special has to be done, simply the branch instruction does everything (it performs a branch to the predicted address and then, later in the pipeline, it check if the prediction was right and, in case, it performs a flush etc.)</text:span></text:span></text:p>
      <text:p text:style-name="P1"><text:span text:style-name="Strong_20_Emphasis"><text:span text:style-name="T1">-- Think about the possibility of also creating coprocessors: they are simply like processors, but they are not active, they do not have the fetch phase, but they are activated by the call to a method. The coprocessor can also modify the registers of the main processor anyway, so we need to think carefully about the interface: a custom high level interface (which operates through function calls) can be implemented for the communication coprocessor-processor. Note that if an accurate model is needed, control signals have to be used instead....</text:span></text:span></text:p>
      <text:p text:style-name="P1"><text:span text:style-name="Strong_20_Emphasis"><text:span text:style-name="T1">-- The decoding cache can be global for the processor of a single type (it can be a static variable of the class) this way multi-processor simulation is consistently speeded u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Luca Fossati</meta:initial-creator>
    <meta:creation-date>2008-02-24T09:52:06</meta:creation-date>
    <dc:creator>Luca Fossati</dc:creator>
    <dc:date>2008-05-22T06:54:07</dc:date>
    <meta:editing-cycles>110</meta:editing-cycles>
    <meta:editing-duration>P1DT2H24M53S</meta:editing-duration>
    <meta:user-defined meta:name="Info 1"/>
    <meta:user-defined meta:name="Info 2"/>
    <meta:user-defined meta:name="Info 3"/>
    <meta:user-defined meta:name="Info 4"/>
    <meta:document-statistic meta:table-count="0" meta:image-count="0" meta:object-count="0" meta:page-count="4" meta:paragraph-count="73" meta:word-count="2294" meta:character-count="13866"/>
  </office:meta>
</office:document-meta>
</file>